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8/settings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Object_20_with_20_no_20_fill_20_and_20_no_20_line">
      <style:graphic-properties draw:textarea-vertical-align="middle" draw:ole-draw-aspect="1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fill="none" draw:textarea-vertical-align="middle" draw:auto-grow-height="false" fo:min-height="0.749cm" fo:min-width="0.499cm"/>
    </style:style>
    <style:style style:name="P1" style:family="paragraph">
      <style:text-properties fo:font-size="32pt" style:font-size-asian="32pt" style:font-size-complex="32pt"/>
    </style:style>
    <style:style style:name="P2" style:family="paragraph">
      <style:paragraph-properties fo:text-align="center"/>
    </style:style>
    <style:style style:name="T1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5.217cm" svg:height="2.783cm" svg:x="2.352cm" svg:y="1.146cm">
          <draw:text-box>
            <text:p><text:span text:style-name="T1"><text:s text:c="4"/></text:span><text:span text:style-name="T1">(1 &lt;&lt; n) + (k'' ^ (k'' &gt;&gt; 1)) =</text:span></text:p>
            <text:p><text:span text:style-name="T1"/></text:p>
          </draw:text-box>
        </draw:frame>
        <draw:frame draw:style-name="gr2" draw:text-style-name="P2" draw:layer="layout" svg:width="2.068cm" svg:height="1.723cm" svg:x="6.654cm" svg:y="3.852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2" draw:layer="layout" svg:width="2.068cm" svg:height="1.723cm" svg:x="8.954cm" svg:y="3.853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text-style-name="P2" draw:layer="layout" svg:width="1.158cm" svg:height="1.723cm" svg:x="15.154cm" svg:y="3.854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" draw:text-style-name="P1" draw:layer="layout" svg:width="1.442cm" svg:height="1.517cm" svg:x="13.555cm" svg:y="3.574cm">
          <draw:text-box>
            <text:p><text:span text:style-name="T1">...</text:span></text:p>
          </draw:text-box>
        </draw:frame>
        <draw:frame draw:style-name="gr1" draw:text-style-name="P1" draw:layer="layout" svg:width="1.031cm" svg:height="1.517cm" svg:x="3.963cm" svg:y="5.643cm">
          <draw:text-box>
            <text:p><text:span text:style-name="T1">^</text:span></text:p>
          </draw:text-box>
        </draw:frame>
        <draw:frame draw:style-name="gr2" draw:text-style-name="P2" draw:layer="layout" svg:width="2.114cm" svg:height="1.723cm" svg:x="11.254cm" svg:y="3.854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" draw:text-style-name="P2" draw:layer="layout" svg:width="0.795cm" svg:height="1.253cm" svg:x="7.199cm" svg:y="6.825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" draw:text-style-name="P2" draw:layer="layout" svg:width="2.06cm" svg:height="1.723cm" svg:x="8.954cm" svg:y="6.554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" draw:text-style-name="P2" draw:layer="layout" svg:width="1.142cm" svg:height="1.723cm" svg:x="15.154cm" svg:y="6.555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1" draw:text-style-name="P1" draw:layer="layout" svg:width="1.442cm" svg:height="1.517cm" svg:x="13.555cm" svg:y="6.275cm">
          <draw:text-box>
            <text:p><text:span text:style-name="T1">...</text:span></text:p>
          </draw:text-box>
        </draw:frame>
        <draw:frame draw:style-name="gr2" draw:text-style-name="P2" draw:layer="layout" svg:width="2.076cm" svg:height="1.723cm" svg:x="11.254cm" svg:y="6.555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1" draw:text-style-name="P1" draw:layer="layout" svg:width="10.797cm" svg:height="2.783cm" svg:x="3.452cm" svg:y="16.446cm">
          <draw:text-box>
            <text:p><text:span text:style-name="T1"><text:s text:c="4"/></text:span><text:span text:style-name="T1">(1k' ^ (1k' &gt;&gt; 1)) =</text:span></text:p>
            <text:p><text:span text:style-name="T1"/></text:p>
          </draw:text-box>
        </draw:frame>
        <draw:frame draw:style-name="gr2" draw:text-style-name="P2" draw:layer="layout" svg:width="2.071cm" svg:height="1.5cm" svg:x="7.254cm" svg:y="19.152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2" draw:text-style-name="P2" draw:layer="layout" svg:width="2.067cm" svg:height="1.491cm" svg:x="9.554cm" svg:y="19.153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2" draw:text-style-name="P2" draw:layer="layout" svg:width="1.158cm" svg:height="1.491cm" svg:x="15.754cm" svg:y="19.154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1" draw:text-style-name="P1" draw:layer="layout" svg:width="1.442cm" svg:height="1.517cm" svg:x="14.155cm" svg:y="18.874cm">
          <draw:text-box>
            <text:p><text:span text:style-name="T1">...</text:span></text:p>
          </draw:text-box>
        </draw:frame>
        <draw:frame draw:style-name="gr1" draw:text-style-name="P1" draw:layer="layout" svg:width="1.031cm" svg:height="1.517cm" svg:x="4.163cm" svg:y="20.843cm">
          <draw:text-box>
            <text:p><text:span text:style-name="T1">^</text:span></text:p>
          </draw:text-box>
        </draw:frame>
        <draw:frame draw:style-name="gr2" draw:text-style-name="P2" draw:layer="layout" svg:width="2.113cm" svg:height="1.491cm" svg:x="11.854cm" svg:y="19.154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2" draw:text-style-name="P2" draw:layer="layout" svg:width="0.766cm" svg:height="1.253cm" svg:x="7.799cm" svg:y="21.925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2" draw:text-style-name="P2" draw:layer="layout" svg:width="2.059cm" svg:height="1.491cm" svg:x="9.554cm" svg:y="21.854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2" draw:text-style-name="P2" draw:layer="layout" svg:width="1.142cm" svg:height="1.491cm" svg:x="15.754cm" svg:y="21.855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1" draw:text-style-name="P1" draw:layer="layout" svg:width="1.442cm" svg:height="1.517cm" svg:x="14.155cm" svg:y="21.575cm">
          <draw:text-box>
            <text:p><text:span text:style-name="T1">...</text:span></text:p>
          </draw:text-box>
        </draw:frame>
        <draw:frame draw:style-name="gr2" draw:text-style-name="P2" draw:layer="layout" svg:width="2.075cm" svg:height="1.491cm" svg:x="11.854cm" svg:y="21.855cm">
          <t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2" draw:text-style-name="P2" draw:layer="layout" svg:width="0.766cm" svg:height="1.253cm" svg:x="5.925cm" svg:y="19.254cm">
          <t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2" draw:text-style-name="P2" draw:layer="layout" svg:width="0.795cm" svg:height="1.253cm" svg:x="6cm" svg:y="21.926cm">
          <t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2" draw:text-style-name="P2" draw:layer="layout" svg:width="0.766cm" svg:height="1.253cm" svg:x="5.525cm" svg:y="4.155cm">
          <t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2" draw:text-style-name="P2" draw:layer="layout" svg:width="0.795cm" svg:height="1.253cm" svg:x="5.6cm" svg:y="6.827cm">
          <t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line draw:style-name="gr3" draw:text-style-name="P2" draw:layer="layout" svg:x1="3.383cm" svg:y1="9.047cm" svg:x2="18.018cm" svg:y2="9.013cm">
          <text:p/>
        </draw:line>
        <draw:line draw:style-name="gr3" draw:text-style-name="P2" draw:layer="layout" svg:x1="3.384cm" svg:y1="24.047cm" svg:x2="18.019cm" svg:y2="24.013cm">
          <text:p/>
        </draw:line>
        <draw:frame draw:style-name="gr2" draw:text-style-name="P2" draw:layer="layout" svg:width="2.067cm" svg:height="1.491cm" svg:x="9.555cm" svg:y="24.453cm">
          <t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1" draw:text-style-name="P1" draw:layer="layout" svg:width="1.442cm" svg:height="1.517cm" svg:x="14.156cm" svg:y="25.674cm">
          <draw:text-box>
            <text:p><text:span text:style-name="T1">...</text:span></text:p>
          </draw:text-box>
        </draw:frame>
        <draw:frame draw:style-name="gr2" draw:text-style-name="P2" draw:layer="layout" svg:width="0.766cm" svg:height="1.253cm" svg:x="5.926cm" svg:y="24.554cm">
          <t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2" draw:text-style-name="P2" draw:layer="layout" svg:width="2.068cm" svg:height="1.723cm" svg:x="7.29cm" svg:y="24.266cm">
          <t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2" draw:text-style-name="P2" draw:layer="layout" svg:width="2.059cm" svg:height="1.491cm" svg:x="9.555cm" svg:y="27.155cm">
          <t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1" draw:text-style-name="P1" draw:layer="layout" svg:width="1.031cm" svg:height="1.517cm" svg:x="9.964cm" svg:y="26.044cm">
          <draw:text-box>
            <text:p><text:span text:style-name="T1">^</text:span></text:p>
          </draw:text-box>
        </draw:frame>
        <draw:custom-shape draw:style-name="gr4" draw:text-style-name="P2" draw:layer="layout" svg:width="2.205cm" svg:height="4.606cm" svg:x="9.46cm" svg:y="24.453cm">
          <text:p/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2.1cm" svg:height="1.491cm" svg:x="11.956cm" svg:y="24.453cm">
          <t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2" draw:text-style-name="P2" draw:layer="layout" svg:width="2.059cm" svg:height="1.491cm" svg:x="11.956cm" svg:y="27.155cm">
          <t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1" draw:text-style-name="P1" draw:layer="layout" svg:width="1.031cm" svg:height="1.517cm" svg:x="12.365cm" svg:y="26.044cm">
          <draw:text-box>
            <text:p><text:span text:style-name="T1">^</text:span></text:p>
          </draw:text-box>
        </draw:frame>
        <draw:custom-shape draw:style-name="gr4" draw:text-style-name="P2" draw:layer="layout" svg:width="2.25cm" svg:height="4.606cm" svg:x="11.906cm" svg:y="24.453cm">
          <text:p/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1.151cm" svg:height="1.491cm" svg:x="15.856cm" svg:y="24.453cm">
          <t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2" draw:text-style-name="P2" draw:layer="layout" svg:width="1.131cm" svg:height="1.491cm" svg:x="15.856cm" svg:y="27.155cm">
          <t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1" draw:text-style-name="P1" draw:layer="layout" svg:width="1.031cm" svg:height="1.517cm" svg:x="15.965cm" svg:y="26.044cm">
          <draw:text-box>
            <text:p><text:span text:style-name="T1">^</text:span></text:p>
          </draw:text-box>
        </draw:frame>
        <draw:custom-shape draw:style-name="gr4" draw:text-style-name="P2" draw:layer="layout" svg:width="1.556cm" svg:height="4.526cm" svg:x="15.682cm" svg:y="24.453cm">
          <text:p/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2.067cm" svg:height="1.491cm" svg:x="9.056cm" svg:y="9.555cm">
          <t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frame draw:style-name="gr1" draw:text-style-name="P1" draw:layer="layout" svg:width="1.442cm" svg:height="1.517cm" svg:x="13.657cm" svg:y="10.776cm">
          <draw:text-box>
            <text:p><text:span text:style-name="T1">...</text:span></text:p>
          </draw:text-box>
        </draw:frame>
        <draw:frame draw:style-name="gr2" draw:text-style-name="P2" draw:layer="layout" svg:width="0.766cm" svg:height="1.253cm" svg:x="5.627cm" svg:y="9.656cm">
          <t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frame draw:style-name="gr2" draw:text-style-name="P2" draw:layer="layout" svg:width="2.068cm" svg:height="1.723cm" svg:x="6.791cm" svg:y="9.368cm">
          <text:p/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gr2" draw:text-style-name="P2" draw:layer="layout" svg:width="2.059cm" svg:height="1.491cm" svg:x="9.056cm" svg:y="12.257cm">
          <text:p/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style-name="gr1" draw:text-style-name="P1" draw:layer="layout" svg:width="1.031cm" svg:height="1.517cm" svg:x="9.465cm" svg:y="11.146cm">
          <draw:text-box>
            <text:p><text:span text:style-name="T1">^</text:span></text:p>
          </draw:text-box>
        </draw:frame>
        <draw:custom-shape draw:style-name="gr4" draw:text-style-name="P2" draw:layer="layout" svg:width="2.205cm" svg:height="4.605cm" draw:transform="skewX (-0.0223402144255274) rotate (-0.0223402144255272) translate (8.979cm 9.555cm)">
          <text:p/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2.1cm" svg:height="1.491cm" svg:x="11.357cm" svg:y="9.555cm">
          <text:p/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frame draw:style-name="gr2" draw:text-style-name="P2" draw:layer="layout" svg:width="2.059cm" svg:height="1.491cm" svg:x="11.357cm" svg:y="12.257cm">
          <text:p/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frame draw:style-name="gr1" draw:text-style-name="P1" draw:layer="layout" svg:width="1.031cm" svg:height="1.517cm" svg:x="11.766cm" svg:y="11.146cm">
          <draw:text-box>
            <text:p><text:span text:style-name="T1">^</text:span></text:p>
          </draw:text-box>
        </draw:frame>
        <draw:custom-shape draw:style-name="gr4" draw:text-style-name="P2" draw:layer="layout" svg:width="2.204cm" svg:height="4.606cm" svg:x="11.305cm" svg:y="9.555cm">
          <text:p/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1.151cm" svg:height="1.491cm" svg:x="15.257cm" svg:y="9.555cm">
          <text:p/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frame draw:style-name="gr2" draw:text-style-name="P2" draw:layer="layout" svg:width="1.131cm" svg:height="1.491cm" svg:x="15.257cm" svg:y="12.257cm">
          <text:p/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frame draw:style-name="gr1" draw:text-style-name="P1" draw:layer="layout" svg:width="1.031cm" svg:height="1.517cm" svg:x="15.366cm" svg:y="11.146cm">
          <draw:text-box>
            <text:p><text:span text:style-name="T1">^</text:span></text:p>
          </draw:text-box>
        </draw:frame>
        <draw:custom-shape draw:style-name="gr4" draw:text-style-name="P2" draw:layer="layout" svg:width="1.556cm" svg:height="4.526cm" svg:x="15.083cm" svg:y="9.555cm">
          <text:p/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30.4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16T19:51:03.163646263</meta:creation-date>
    <dc:date>2016-08-16T20:33:11.735186518</dc:date>
    <dc:creator>elucterio </dc:creator>
    <meta:editing-duration>PT25M25S</meta:editing-duration>
    <meta:editing-cycles>6</meta:editing-cycles>
    <meta:generator>LibreOffice/4.2.8.2$Linux_X86_64 LibreOffice_project/420m0$Build-2</meta:generator>
    <meta:document-statistic meta:object-count="60"/>
  </office:meta>
</office:document-meta>
</file>

<file path=Object 1/content.xml><?xml version="1.0" encoding="utf-8"?>
<math xmlns="http://www.w3.org/1998/Math/MathML" display="block">
  <semantics>
    <mover accent="true">
      <msubsup>
        <mi>k</mi>
        <mrow>
          <mi>n</mi>
          <mo stretchy="false">−</mo>
          <mn>2</mn>
        </mrow>
        <mrow>
          <mtext/>
          <mi mathvariant="normal">’</mi>
        </mrow>
      </msubsup>
      <mo>¯</mo>
    </mover>
    <annotation encoding="StarMath 5.0">overline k^{% %Ux2019}_{n-2} </annotation>
  </semantics>
</math>
</file>

<file path=Object 10/content.xml><?xml version="1.0" encoding="utf-8"?>
<math xmlns="http://www.w3.org/1998/Math/MathML" display="block">
  <semantics>
    <msubsup>
      <mi>k</mi>
      <mrow>
        <mi>n</mi>
        <mo stretchy="false">−</mo>
        <mn>3</mn>
      </mrow>
      <mrow>
        <mtext/>
        <mi mathvariant="normal">’</mi>
      </mrow>
    </msubsup>
    <annotation encoding="StarMath 5.0">k^{% %Ux2019}_{n-3} </annotation>
  </semantics>
</math>
</file>

<file path=Object 11/content.xml><?xml version="1.0" encoding="utf-8"?>
<math xmlns="http://www.w3.org/1998/Math/MathML" display="block">
  <semantics>
    <msubsup>
      <mi>k</mi>
      <mn>0</mn>
      <mrow>
        <mtext/>
        <mi mathvariant="normal">’</mi>
      </mrow>
    </msubsup>
    <annotation encoding="StarMath 5.0">k^{% %Ux2019}_{0} </annotation>
  </semantics>
</math>
</file>

<file path=Object 12/content.xml><?xml version="1.0" encoding="utf-8"?>
<math xmlns="http://www.w3.org/1998/Math/MathML" display="block">
  <semantics>
    <msubsup>
      <mi>k</mi>
      <mrow>
        <mi>n</mi>
        <mo stretchy="false">−</mo>
        <mn>4</mn>
      </mrow>
      <mrow>
        <mtext/>
        <mi mathvariant="normal">’</mi>
      </mrow>
    </msubsup>
    <annotation encoding="StarMath 5.0">k^{% %Ux2019}_{n-4} </annotation>
  </semantics>
</math>
</file>

<file path=Object 13/content.xml><?xml version="1.0" encoding="utf-8"?>
<math xmlns="http://www.w3.org/1998/Math/MathML" display="block">
  <semantics>
    <mn>1</mn>
    <annotation encoding="StarMath 5.0">1</annotation>
  </semantics>
</math>
</file>

<file path=Object 14/content.xml><?xml version="1.0" encoding="utf-8"?>
<math xmlns="http://www.w3.org/1998/Math/MathML" display="block">
  <semantics>
    <msubsup>
      <mi>k</mi>
      <mrow>
        <mi>n</mi>
        <mo stretchy="false">−</mo>
        <mn>2</mn>
      </mrow>
      <mrow>
        <mtext/>
        <mi mathvariant="normal">’</mi>
      </mrow>
    </msubsup>
    <annotation encoding="StarMath 5.0">k^{% %Ux2019}_{n-2} </annotation>
  </semantics>
</math>
</file>

<file path=Object 15/content.xml><?xml version="1.0" encoding="utf-8"?>
<math xmlns="http://www.w3.org/1998/Math/MathML" display="block">
  <semantics>
    <msubsup>
      <mi>k</mi>
      <mn>1</mn>
      <mrow>
        <mtext/>
        <mi mathvariant="normal">’</mi>
      </mrow>
    </msubsup>
    <annotation encoding="StarMath 5.0">k^{% %Ux2019}_{1} </annotation>
  </semantics>
</math>
</file>

<file path=Object 16/content.xml><?xml version="1.0" encoding="utf-8"?>
<math xmlns="http://www.w3.org/1998/Math/MathML" display="block">
  <semantics>
    <msubsup>
      <mi>k</mi>
      <mrow>
        <mi>n</mi>
        <mo stretchy="false">−</mo>
        <mn>3</mn>
      </mrow>
      <mrow>
        <mtext/>
        <mi mathvariant="normal">’</mi>
      </mrow>
    </msubsup>
    <annotation encoding="StarMath 5.0">k^{% %Ux2019}_{n-3} </annotation>
  </semantics>
</math>
</file>

<file path=Object 17/content.xml><?xml version="1.0" encoding="utf-8"?>
<math xmlns="http://www.w3.org/1998/Math/MathML" display="block">
  <semantics>
    <mn>1</mn>
    <annotation encoding="StarMath 5.0">1</annotation>
  </semantics>
</math>
</file>

<file path=Object 18/content.xml><?xml version="1.0" encoding="utf-8"?>
<math xmlns="http://www.w3.org/1998/Math/MathML" display="block">
  <semantics>
    <mn>0</mn>
    <annotation encoding="StarMath 5.0">0</annotation>
  </semantics>
</math>
</file>

<file path=Object 19/content.xml><?xml version="1.0" encoding="utf-8"?>
<math xmlns="http://www.w3.org/1998/Math/MathML" display="block">
  <semantics>
    <mn>1</mn>
    <annotation encoding="StarMath 5.0">1</annotation>
  </semantics>
</math>
</file>

<file path=Object 2/content.xml><?xml version="1.0" encoding="utf-8"?>
<math xmlns="http://www.w3.org/1998/Math/MathML" display="block">
  <semantics>
    <mover accent="true">
      <msubsup>
        <mi>k</mi>
        <mrow>
          <mi>n</mi>
          <mo stretchy="false">−</mo>
          <mn>3</mn>
        </mrow>
        <mrow>
          <mtext/>
          <mi mathvariant="normal">’</mi>
        </mrow>
      </msubsup>
      <mo>¯</mo>
    </mover>
    <annotation encoding="StarMath 5.0">overline k^{% %Ux2019}_{n-3} </annotation>
  </semantics>
</math>
</file>

<file path=Object 20/content.xml><?xml version="1.0" encoding="utf-8"?>
<math xmlns="http://www.w3.org/1998/Math/MathML" display="block">
  <semantics>
    <mn>0</mn>
    <annotation encoding="StarMath 5.0">0</annotation>
  </semantics>
</math>
</file>

<file path=Object 21/content.xml><?xml version="1.0" encoding="utf-8"?>
<math xmlns="http://www.w3.org/1998/Math/MathML" display="block">
  <semantics>
    <mover accent="true">
      <msubsup>
        <mi>k</mi>
        <mrow>
          <mi>n</mi>
          <mo stretchy="false">−</mo>
          <mn>2</mn>
        </mrow>
        <mrow>
          <mtext/>
          <mi mathvariant="normal">’</mi>
        </mrow>
      </msubsup>
      <mo>¯</mo>
    </mover>
    <annotation encoding="StarMath 5.0">overline k^{% %Ux2019}_{n-2} </annotation>
  </semantics>
</math>
</file>

<file path=Object 22/content.xml><?xml version="1.0" encoding="utf-8"?>
<math xmlns="http://www.w3.org/1998/Math/MathML" display="block">
  <semantics>
    <msubsup>
      <mi>k</mi>
      <mrow>
        <mi>n</mi>
        <mo stretchy="false">−</mo>
        <mn>3</mn>
      </mrow>
      <mrow>
        <mtext/>
        <mi mathvariant="normal">’</mi>
      </mrow>
    </msubsup>
    <annotation encoding="StarMath 5.0">k^{% %Ux2019}_{n-3}</annotation>
  </semantics>
</math>
</file>

<file path=Object 23/content.xml><?xml version="1.0" encoding="utf-8"?>
<math xmlns="http://www.w3.org/1998/Math/MathML" display="block">
  <semantics>
    <msubsup>
      <mi>k</mi>
      <mn>0</mn>
      <mrow>
        <mtext/>
        <mi mathvariant="normal">’</mi>
      </mrow>
    </msubsup>
    <annotation encoding="StarMath 5.0">k^{% %Ux2019}_{0}</annotation>
  </semantics>
</math>
</file>

<file path=Object 24/content.xml><?xml version="1.0" encoding="utf-8"?>
<math xmlns="http://www.w3.org/1998/Math/MathML" display="block">
  <semantics>
    <msubsup>
      <mi>k</mi>
      <mrow>
        <mi>n</mi>
        <mo stretchy="false">−</mo>
        <mn>4</mn>
      </mrow>
      <mrow>
        <mtext/>
        <mi mathvariant="normal">’</mi>
      </mrow>
    </msubsup>
    <annotation encoding="StarMath 5.0">k^{% %Ux2019}_{n-4}</annotation>
  </semantics>
</math>
</file>

<file path=Object 25/content.xml><?xml version="1.0" encoding="utf-8"?>
<math xmlns="http://www.w3.org/1998/Math/MathML" display="block">
  <semantics>
    <mn>1</mn>
    <annotation encoding="StarMath 5.0">1</annotation>
  </semantics>
</math>
</file>

<file path=Object 26/content.xml><?xml version="1.0" encoding="utf-8"?>
<math xmlns="http://www.w3.org/1998/Math/MathML" display="block">
  <semantics>
    <msubsup>
      <mi>k</mi>
      <mrow>
        <mi>n</mi>
        <mo stretchy="false">−</mo>
        <mn>2</mn>
      </mrow>
      <mrow>
        <mtext/>
        <mi mathvariant="normal">’</mi>
      </mrow>
    </msubsup>
    <annotation encoding="StarMath 5.0">k^{% %Ux2019}_{n-2} </annotation>
  </semantics>
</math>
</file>

<file path=Object 27/content.xml><?xml version="1.0" encoding="utf-8"?>
<math xmlns="http://www.w3.org/1998/Math/MathML" display="block">
  <semantics>
    <msubsup>
      <mi>k</mi>
      <mrow>
        <mi>n</mi>
        <mo stretchy="false">−</mo>
        <mn>3</mn>
      </mrow>
      <mrow>
        <mtext/>
        <mi mathvariant="normal">’</mi>
      </mrow>
    </msubsup>
    <annotation encoding="StarMath 5.0">k^{% %Ux2019}_{n-3} </annotation>
  </semantics>
</math>
</file>

<file path=Object 28/content.xml><?xml version="1.0" encoding="utf-8"?>
<math xmlns="http://www.w3.org/1998/Math/MathML" display="block">
  <semantics>
    <msubsup>
      <mi>k</mi>
      <mn>1</mn>
      <mrow>
        <mtext/>
        <mi mathvariant="normal">’</mi>
      </mrow>
    </msubsup>
    <annotation encoding="StarMath 5.0">k^{% %Ux2019}_{1} </annotation>
  </semantics>
</math>
</file>

<file path=Object 29/content.xml><?xml version="1.0" encoding="utf-8"?>
<math xmlns="http://www.w3.org/1998/Math/MathML" display="block">
  <semantics>
    <msubsup>
      <mi>k</mi>
      <mrow>
        <mi>n</mi>
        <mo stretchy="false">−</mo>
        <mn>3</mn>
      </mrow>
      <mrow>
        <mtext/>
        <mi mathvariant="normal">’</mi>
      </mrow>
    </msubsup>
    <annotation encoding="StarMath 5.0">k^{% %Ux2019}_{n-3}</annotation>
  </semantics>
</math>
</file>

<file path=Object 3/content.xml><?xml version="1.0" encoding="utf-8"?>
<math xmlns="http://www.w3.org/1998/Math/MathML" display="block">
  <semantics>
    <mover accent="true">
      <msubsup>
        <mi>k</mi>
        <mn>0</mn>
        <mrow>
          <mtext/>
          <mi mathvariant="normal">’</mi>
        </mrow>
      </msubsup>
      <mo>¯</mo>
    </mover>
    <annotation encoding="StarMath 5.0">overline k^{% %Ux2019}_{0} </annotation>
  </semantics>
</math>
</file>

<file path=Object 30/content.xml><?xml version="1.0" encoding="utf-8"?>
<math xmlns="http://www.w3.org/1998/Math/MathML" display="block">
  <semantics>
    <mn>1</mn>
    <annotation encoding="StarMath 5.0">1</annotation>
  </semantics>
</math>
</file>

<file path=Object 31/content.xml><?xml version="1.0" encoding="utf-8"?>
<math xmlns="http://www.w3.org/1998/Math/MathML" display="block">
  <semantics>
    <mover accent="true">
      <msubsup>
        <mi>k</mi>
        <mrow>
          <mi>n</mi>
          <mo stretchy="false">−</mo>
          <mn>2</mn>
        </mrow>
        <mrow>
          <mtext/>
          <mi mathvariant="normal">’</mi>
        </mrow>
      </msubsup>
      <mo>¯</mo>
    </mover>
    <annotation encoding="StarMath 5.0">overline k^{% %Ux2019}_{n-2} </annotation>
  </semantics>
</math>
</file>

<file path=Object 32/content.xml><?xml version="1.0" encoding="utf-8"?>
<math xmlns="http://www.w3.org/1998/Math/MathML" display="block">
  <semantics>
    <msubsup>
      <mi>k</mi>
      <mrow>
        <mi>n</mi>
        <mo stretchy="false">−</mo>
        <mn>2</mn>
      </mrow>
      <mrow>
        <mtext/>
        <mi mathvariant="normal">’</mi>
      </mrow>
    </msubsup>
    <annotation encoding="StarMath 5.0">k^{% %Ux2019}_{n-2} </annotation>
  </semantics>
</math>
</file>

<file path=Object 33/content.xml><?xml version="1.0" encoding="utf-8"?>
<math xmlns="http://www.w3.org/1998/Math/MathML" display="block">
  <semantics>
    <msubsup>
      <mi>k</mi>
      <mrow>
        <mi>n</mi>
        <mo stretchy="false">−</mo>
        <mn>4</mn>
      </mrow>
      <mrow>
        <mtext/>
        <mi mathvariant="normal">’</mi>
      </mrow>
    </msubsup>
    <annotation encoding="StarMath 5.0">k^{% %Ux2019}_{n-4}</annotation>
  </semantics>
</math>
</file>

<file path=Object 34/content.xml><?xml version="1.0" encoding="utf-8"?>
<math xmlns="http://www.w3.org/1998/Math/MathML" display="block">
  <semantics>
    <msubsup>
      <mi>k</mi>
      <mrow>
        <mi>n</mi>
        <mo stretchy="false">−</mo>
        <mn>3</mn>
      </mrow>
      <mrow>
        <mtext/>
        <mi mathvariant="normal">’</mi>
      </mrow>
    </msubsup>
    <annotation encoding="StarMath 5.0">k^{% %Ux2019}_{n-3} </annotation>
  </semantics>
</math>
</file>

<file path=Object 35/content.xml><?xml version="1.0" encoding="utf-8"?>
<math xmlns="http://www.w3.org/1998/Math/MathML" display="block">
  <semantics>
    <msubsup>
      <mi>k</mi>
      <mn>0</mn>
      <mrow>
        <mtext/>
        <mi mathvariant="normal">’</mi>
      </mrow>
    </msubsup>
    <annotation encoding="StarMath 5.0">k^{% %Ux2019}_{0}</annotation>
  </semantics>
</math>
</file>

<file path=Object 36/content.xml><?xml version="1.0" encoding="utf-8"?>
<math xmlns="http://www.w3.org/1998/Math/MathML" display="block">
  <semantics>
    <msubsup>
      <mi>k</mi>
      <mn>1</mn>
      <mrow>
        <mtext/>
        <mi mathvariant="normal">’</mi>
      </mrow>
    </msubsup>
    <annotation encoding="StarMath 5.0">k^{% %Ux2019}_{1} </annotation>
  </semantics>
</math>
</file>

<file path=Object 4/content.xml><?xml version="1.0" encoding="utf-8"?>
<math xmlns="http://www.w3.org/1998/Math/MathML" display="block">
  <semantics>
    <mover accent="true">
      <msubsup>
        <mi>k</mi>
        <mrow>
          <mi>n</mi>
          <mo stretchy="false">−</mo>
          <mn>4</mn>
        </mrow>
        <mrow>
          <mtext/>
          <mi mathvariant="normal">’</mi>
        </mrow>
      </msubsup>
      <mo>¯</mo>
    </mover>
    <annotation encoding="StarMath 5.0">overline k^{% %Ux2019}_{n-4} </annotation>
  </semantics>
</math>
</file>

<file path=Object 5/content.xml><?xml version="1.0" encoding="utf-8"?>
<math xmlns="http://www.w3.org/1998/Math/MathML" display="block">
  <semantics>
    <mn>0</mn>
    <annotation encoding="StarMath 5.0">0</annotation>
  </semantics>
</math>
</file>

<file path=Object 6/content.xml><?xml version="1.0" encoding="utf-8"?>
<math xmlns="http://www.w3.org/1998/Math/MathML" display="block">
  <semantics>
    <mover accent="true">
      <msubsup>
        <mi>k</mi>
        <mrow>
          <mi>n</mi>
          <mo stretchy="false">−</mo>
          <mn>2</mn>
        </mrow>
        <mrow>
          <mtext/>
          <mi mathvariant="normal">’</mi>
        </mrow>
      </msubsup>
      <mo>¯</mo>
    </mover>
    <annotation encoding="StarMath 5.0">overline k^{% %Ux2019}_{n-2} </annotation>
  </semantics>
</math>
</file>

<file path=Object 7/content.xml><?xml version="1.0" encoding="utf-8"?>
<math xmlns="http://www.w3.org/1998/Math/MathML" display="block">
  <semantics>
    <mover accent="true">
      <msubsup>
        <mi>k</mi>
        <mn>1</mn>
        <mrow>
          <mtext/>
          <mi mathvariant="normal">’</mi>
        </mrow>
      </msubsup>
      <mo>¯</mo>
    </mover>
    <annotation encoding="StarMath 5.0">overline k^{% %Ux2019}_{1} </annotation>
  </semantics>
</math>
</file>

<file path=Object 8/content.xml><?xml version="1.0" encoding="utf-8"?>
<math xmlns="http://www.w3.org/1998/Math/MathML" display="block">
  <semantics>
    <mover accent="true">
      <msubsup>
        <mi>k</mi>
        <mrow>
          <mi>n</mi>
          <mo stretchy="false">−</mo>
          <mn>3</mn>
        </mrow>
        <mrow>
          <mtext/>
          <mi mathvariant="normal">’</mi>
        </mrow>
      </msubsup>
      <mo>¯</mo>
    </mover>
    <annotation encoding="StarMath 5.0">overline k^{% %Ux2019}_{n-3} </annotation>
  </semantics>
</math>
</file>

<file path=Object 9/content.xml><?xml version="1.0" encoding="utf-8"?>
<math xmlns="http://www.w3.org/1998/Math/MathML" display="block">
  <semantics>
    <msubsup>
      <mi>k</mi>
      <mrow>
        <mi>n</mi>
        <mo stretchy="false">−</mo>
        <mn>2</mn>
      </mrow>
      <mrow>
        <mtext/>
        <mi mathvariant="normal">’</mi>
      </mrow>
    </msubsup>
    <annotation encoding="StarMath 5.0">k^{% %Ux2019}_{n-2} </annotation>
  </semantics>
</math>
</file>